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95f3a" officeooo:paragraph-rsid="00195f3a"/>
    </style:style>
    <style:style style:name="P2" style:family="paragraph" style:parent-style-name="Standard">
      <style:text-properties officeooo:rsid="00195f3a" officeooo:paragraph-rsid="001aa8bc"/>
    </style:style>
    <style:style style:name="P3" style:family="paragraph" style:parent-style-name="Standard">
      <style:text-properties officeooo:rsid="00195f3a" officeooo:paragraph-rsid="0022053b"/>
    </style:style>
    <style:style style:name="P4" style:family="paragraph" style:parent-style-name="Standard">
      <style:text-properties officeooo:rsid="001b26f1" officeooo:paragraph-rsid="001be786"/>
    </style:style>
    <style:style style:name="P5" style:family="paragraph" style:parent-style-name="Standard">
      <style:text-properties officeooo:paragraph-rsid="001b26f1"/>
    </style:style>
    <style:style style:name="P6" style:family="paragraph" style:parent-style-name="Standard">
      <style:text-properties officeooo:paragraph-rsid="0020239a"/>
    </style:style>
    <style:style style:name="P7" style:family="paragraph" style:parent-style-name="Standard">
      <style:text-properties officeooo:rsid="0023500d" officeooo:paragraph-rsid="0023500d"/>
    </style:style>
    <style:style style:name="T1" style:family="text">
      <style:text-properties officeooo:rsid="001aa8bc"/>
    </style:style>
    <style:style style:name="T2" style:family="text">
      <style:text-properties officeooo:rsid="001b26f1"/>
    </style:style>
    <style:style style:name="T3" style:family="text">
      <style:text-properties fo:font-size="10pt" officeooo:rsid="001aa8bc" style:font-size-asian="10pt" style:font-name-complex="Liberation Serif1" style:font-size-complex="10pt"/>
    </style:style>
    <style:style style:name="T4" style:family="text">
      <style:text-properties officeooo:rsid="001be786"/>
    </style:style>
    <style:style style:name="T5" style:family="text">
      <style:text-properties officeooo:rsid="001dc118"/>
    </style:style>
    <style:style style:name="T6" style:family="text">
      <style:text-properties officeooo:rsid="0029176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is a <text:span text:style-name="T6">typical </text:span>pidgin.</text:p>
      <text:p text:style-name="P1"/>
      <text:p text:style-name="P3">“<text:span text:style-name="T1">The vocabulary of a pidgin or a creole has a great many similarities to that of the standard language with which it is associated. However, it will be much more limited, and phonological and morphological simplification often leads to words assuming somewhat different shapes.” In Korean Bamboo English, we witness reduplicative patterns: “</text:span><text:span text:style-name="T3">washee-washee”, “scrubee-scrubee”, “chop-chop”</text:span><text:span text:style-name="T1">. This is a common feature of pidgins used to avoid confusion or to express certain concepts such as repetition or intensification.</text:span></text:p>
      <text:p text:style-name="P2"/>
      <text:p text:style-name="P5"><text:span text:style-name="T2">A pidgin draws from the vocabulary resources of more than one language. According to wikipedia, Bamboo English developed as a Japanese Pidgin-English jargon after World War II. It was spoken between Americal military personnel and the japanese on US military bases in occupied Japan. </text:span>It was exported to Korea during the <text:span text:style-name="T2">Korean War</text:span>, where it acquired some Korean words, but remained largely based on English and Japanese.</text:p>
      <text:p text:style-name="P5"/>
      <text:p text:style-name="P4">In pidgins and creoles there is likely to be a complete lack of inflection in nouns, pronouns, verbs, and adjectives. Nouns are not marked for number and gender, and verbs lack tense markers. Transitive verbs, that is, verbs that take objects, may, however, be distinguished from intransitive verbs, that is, those that do not take objects, by being marked. “<text:span text:style-name="T4">ketchee” which roughly translates to “catch” in English has been used completely unmodified in different contexts without tense markers. The word “taksan” has been used as an intensifier to modify an adjective (like the word “very” in English). It has also been used to mean “numerous” or “large”. The lack of specialized vocabulary compelled the speakers of Korean Bamboo English to use the same word rendering the concept of amplification in various scenarios. This is typical of pidgins.</text:span></text:p>
      <text:p text:style-name="P4"/>
      <text:p text:style-name="P6"><text:span text:style-name="T5">In the text, syntactically, sentences are pretty uncomplicated in clausal structure. The development of embedded clauses, e.g., of relative clauses, is one characteristic of the process of creolization: pidgins do not have such embedding.</text:span></text:p>
      <text:p text:style-name="P6"/>
      <text:p text:style-name="P6"><text:span text:style-name="T5">The sounds of a pidgin or creole are usually fewer and less complicated in their possible arrangements than those of the corresponding standard language. A language like English often has complicated phonological relationships between words (or morphemes) that are closely related, e.g., the first vowel in type and typical, the ‘c’ in space and spacious, and the different sounds of the ‘plural’ ending in cats, dogs, and boxes. The technical term for this is morphophonemic variation. Such variation is not found in pidgins, but the development of such variation may be a characteristic of creolization.</text:span></text:p>
      <text:p text:style-name="P6"/>
      <text:p text:style-name="P7">Thus, it is a pidgin.</text:p>
      <text:p text:style-name="P5"/>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18T16:07:27.176515489</meta:creation-date>
    <dc:date>2018-01-18T18:50:29.243204483</dc:date>
    <meta:editing-duration>PT26M39S</meta:editing-duration>
    <meta:editing-cycles>4</meta:editing-cycles>
    <meta:generator>LibreOffice/5.1.6.2$Linux_X86_64 LibreOffice_project/10m0$Build-2</meta:generator>
    <meta:document-statistic meta:table-count="0" meta:image-count="0" meta:object-count="0" meta:page-count="1" meta:paragraph-count="7" meta:word-count="419" meta:character-count="2676" meta:non-whitespace-character-count="2264"/>
  </office:meta>
</office:document-meta>
</file>